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FreeSans" svg:font-family="FreeSans" style:font-family-generic="swiss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style:text-autospace="none" fo:text-align="center" fo:line-height="150%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2" style:parent-style-name="Standard" style:family="paragraph">
      <style:paragraph-properties style:text-autospace="none" fo:text-align="center" fo:line-height="150%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3" style:parent-style-name="Standard" style:family="paragraph">
      <style:paragraph-properties style:text-autospace="none" fo:line-height="150%"/>
      <style:text-properties fo:font-weight="bold" style:font-weight-asian="bold" style:font-weight-complex="bold" fo:font-style="italic" style:font-style-asian="italic" style:font-style-complex="italic"/>
    </style:style>
    <style:style style:name="P4" style:parent-style-name="Standard" style:family="paragraph">
      <style:paragraph-properties style:text-autospace="none" fo:text-align="justify" fo:line-height="150%"/>
      <style:text-properties fo:font-weight="bold" style:font-weight-asian="bold" style:font-weight-complex="bold" fo:font-style="italic" style:font-style-asian="italic" style:font-style-complex="italic"/>
    </style:style>
    <style:style style:name="P5" style:parent-style-name="Standard" style:family="paragraph">
      <style:paragraph-properties style:text-autospace="none" fo:text-align="justify" fo:line-height="150%"/>
    </style:style>
    <style:style style:name="P6" style:parent-style-name="Standard" style:family="paragraph">
      <style:paragraph-properties style:text-autospace="none" fo:text-align="justify" fo:line-height="150%"/>
      <style:text-properties fo:color="#C9211E"/>
    </style:style>
    <style:style style:name="P7" style:parent-style-name="Standard" style:family="paragraph">
      <style:paragraph-properties style:text-autospace="none" fo:text-align="justify" fo:line-height="150%"/>
    </style:style>
    <style:style style:name="P8" style:parent-style-name="Standard" style:family="paragraph">
      <style:paragraph-properties style:text-autospace="none" fo:text-align="justify" fo:line-height="150%"/>
      <style:text-properties fo:color="#C9211E"/>
    </style:style>
    <style:style style:name="P9" style:parent-style-name="Standard" style:family="paragraph">
      <style:paragraph-properties style:text-autospace="none" fo:text-align="justify" fo:line-height="150%"/>
    </style:style>
    <style:style style:name="P10" style:parent-style-name="Standard" style:family="paragraph">
      <style:paragraph-properties style:text-autospace="none" fo:text-align="justify" fo:line-height="150%"/>
      <style:text-properties fo:color="#C9211E"/>
    </style:style>
    <style:style style:name="P11" style:parent-style-name="Standard" style:family="paragraph">
      <style:paragraph-properties style:text-autospace="none" fo:text-align="justify" fo:line-height="150%"/>
    </style:style>
    <style:style style:name="P12" style:parent-style-name="Standard" style:family="paragraph">
      <style:paragraph-properties style:text-autospace="none" fo:text-align="justify" fo:line-height="150%"/>
      <style:text-properties fo:color="#C9211E"/>
    </style:style>
    <style:style style:name="P13" style:parent-style-name="Standard" style:family="paragraph">
      <style:paragraph-properties style:text-autospace="none" fo:text-align="justify" fo:line-height="150%"/>
    </style:style>
    <style:style style:name="P14" style:parent-style-name="Standard" style:family="paragraph">
      <style:paragraph-properties style:text-autospace="none" fo:text-align="justify" fo:line-height="150%"/>
      <style:text-properties fo:color="#C9211E"/>
    </style:style>
    <style:style style:name="P15" style:parent-style-name="Standard" style:family="paragraph">
      <style:paragraph-properties style:text-autospace="none" fo:text-align="justify" fo:line-height="150%"/>
    </style:style>
    <style:style style:name="P16" style:parent-style-name="Standard" style:family="paragraph">
      <style:paragraph-properties style:text-autospace="none" fo:text-align="justify" fo:line-height="150%"/>
      <style:text-properties fo:color="#C9211E"/>
    </style:style>
    <style:style style:name="P17" style:parent-style-name="Standard" style:family="paragraph">
      <style:paragraph-properties style:text-autospace="none" fo:text-align="justify" fo:line-height="150%"/>
    </style:style>
    <style:style style:name="P18" style:parent-style-name="Standard" style:family="paragraph">
      <style:paragraph-properties style:text-autospace="none" fo:text-align="justify" fo:line-height="150%"/>
      <style:text-properties fo:color="#C9211E"/>
    </style:style>
    <style:style style:name="P19" style:parent-style-name="Standard" style:family="paragraph">
      <style:paragraph-properties style:text-autospace="none" fo:text-align="justify" fo:line-height="150%"/>
      <style:text-properties fo:color="#C9211E"/>
    </style:style>
    <style:style style:name="P20" style:parent-style-name="Standard" style:family="paragraph">
      <style:paragraph-properties style:text-autospace="none" fo:text-align="justify" fo:line-height="150%"/>
    </style:style>
    <style:style style:name="P21" style:parent-style-name="Standard" style:family="paragraph">
      <style:paragraph-properties style:text-autospace="none" fo:text-align="justify" fo:line-height="150%"/>
      <style:text-properties fo:color="#C9211E"/>
    </style:style>
    <style:style style:name="P22" style:parent-style-name="Standard" style:family="paragraph">
      <style:paragraph-properties style:text-autospace="none" fo:text-align="justify" fo:line-height="150%"/>
    </style:style>
    <style:style style:name="P23" style:parent-style-name="Standard" style:family="paragraph">
      <style:paragraph-properties style:text-autospace="none" fo:text-align="justify" fo:line-height="150%"/>
      <style:text-properties fo:color="#C9211E"/>
    </style:style>
    <style:style style:name="P24" style:parent-style-name="Standard" style:family="paragraph">
      <style:paragraph-properties style:text-autospace="none" fo:text-align="justify" fo:line-height="150%"/>
    </style:style>
    <style:style style:name="P25" style:parent-style-name="Standard" style:family="paragraph">
      <style:paragraph-properties style:text-autospace="none" fo:text-align="justify" fo:line-height="150%"/>
      <style:text-properties fo:color="#C9211E"/>
    </style:style>
    <style:style style:name="P26" style:parent-style-name="Standard" style:family="paragraph">
      <style:paragraph-properties style:text-autospace="none" fo:text-align="justify" fo:line-height="150%"/>
    </style:style>
    <style:style style:name="P27" style:parent-style-name="Standard" style:family="paragraph">
      <style:paragraph-properties style:text-autospace="none" fo:text-align="justify" fo:line-height="150%"/>
      <style:text-properties fo:color="#C9211E"/>
    </style:style>
    <style:style style:name="P28" style:parent-style-name="Standard" style:family="paragraph">
      <style:paragraph-properties style:text-autospace="none" fo:text-align="justify" fo:line-height="150%"/>
    </style:style>
    <style:style style:name="P29" style:parent-style-name="Standard" style:family="paragraph">
      <style:paragraph-properties style:text-autospace="none" fo:text-align="justify" fo:line-height="150%"/>
      <style:text-properties fo:color="#C9211E"/>
    </style:style>
    <style:style style:name="P30" style:parent-style-name="Standard" style:family="paragraph">
      <style:paragraph-properties style:text-autospace="none" fo:text-align="justify" fo:line-height="150%"/>
      <style:text-properties fo:color="#C9211E"/>
    </style:style>
    <style:style style:name="P31" style:parent-style-name="Standard" style:family="paragraph">
      <style:paragraph-properties style:text-autospace="none" fo:text-align="justify" fo:line-height="150%"/>
    </style:style>
    <style:style style:name="P32" style:parent-style-name="Standard" style:family="paragraph">
      <style:paragraph-properties style:text-autospace="none" fo:text-align="justify" fo:line-height="150%"/>
      <style:text-properties fo:color="#C9211E"/>
    </style:style>
    <style:style style:name="P33" style:parent-style-name="Standard" style:family="paragraph">
      <style:paragraph-properties style:text-autospace="none" fo:text-align="justify" fo:line-height="150%"/>
    </style:style>
    <style:style style:name="P34" style:parent-style-name="Standard" style:family="paragraph">
      <style:paragraph-properties style:text-autospace="none" fo:text-align="justify" fo:line-height="150%"/>
      <style:text-properties fo:color="#C9211E"/>
    </style:style>
    <style:style style:name="P35" style:parent-style-name="Standard" style:family="paragraph">
      <style:paragraph-properties style:text-autospace="none" fo:text-align="justify" fo:line-height="150%"/>
    </style:style>
    <style:style style:name="P36" style:parent-style-name="Standard" style:family="paragraph">
      <style:paragraph-properties style:text-autospace="none" fo:text-align="justify" fo:line-height="150%"/>
      <style:text-properties fo:color="#C9211E"/>
    </style:style>
    <style:style style:name="P37" style:parent-style-name="Standard" style:family="paragraph">
      <style:paragraph-properties style:text-autospace="none" fo:text-align="justify" fo:line-height="150%"/>
    </style:style>
    <style:style style:name="P38" style:parent-style-name="Standard" style:family="paragraph">
      <style:paragraph-properties style:text-autospace="none" fo:text-align="justify" fo:line-height="150%"/>
    </style:style>
    <style:style style:name="T39" style:parent-style-name="Fuentedepárrafopredeter." style:family="text">
      <style:text-properties fo:color="#C9211E"/>
    </style:style>
    <style:style style:name="T40" style:parent-style-name="Fuentedepárrafopredeter." style:family="text">
      <style:text-properties fo:color="#C9211E"/>
    </style:style>
    <style:style style:name="T41" style:parent-style-name="Fuentedepárrafopredeter." style:family="text">
      <style:text-properties fo:color="#C9211E"/>
    </style:style>
    <style:style style:name="T42" style:parent-style-name="Fuentedepárrafopredeter." style:family="text">
      <style:text-properties fo:color="#C9211E"/>
    </style:style>
    <style:style style:name="T43" style:parent-style-name="Fuentedepárrafopredeter." style:family="text">
      <style:text-properties fo:color="#C9211E"/>
    </style:style>
    <style:style style:name="T44" style:parent-style-name="Fuentedepárrafopredeter." style:family="text">
      <style:text-properties fo:color="#C9211E"/>
    </style:style>
    <style:style style:name="T45" style:parent-style-name="Fuentedepárrafopredeter." style:family="text">
      <style:text-properties fo:color="#C9211E"/>
    </style:style>
  </office:automatic-styles>
  <office:body>
    <office:text text:use-soft-page-breaks="true">
      <text:p text:style-name="P1">BASE DE DATOS CICLISMO</text:p>
      <text:p text:style-name="P2"/>
      <text:p text:style-name="P3">SENTENCIAS SQL: CONSULTAS I</text:p>
      <text:p text:style-name="P4"/>
      <text:p text:style-name="P5">1.- Obtener los datos de los<text:s/>ciclistas cuyo nombre comience por M.</text:p>
      <text:p text:style-name="P6">SELECT<text:s/>*<text:s/>FROM<text:s/>ciclista<text:s/>WHERE<text:s/>nombre<text:s/>LIKE<text:s/>“M%”</text:p>
      <text:p text:style-name="P7">2.- Obtener el nombre y la altura de todos los puertos de 1ª categoría.</text:p>
      <text:p text:style-name="P8">SELECT<text:s/>nompuerto, altura<text:s/>FROM<text:s/>puerto<text:s/>WHERE<text:s/>categoria<text:s/>LIKE<text:s/>"1";</text:p>
      <text:p text:style-name="P9">3.- Obtener el nombre y la edad de todos los<text:s/>ciclistas.</text:p>
      <text:p text:style-name="P10">SELECT<text:s/>nombre, edad<text:s/>FROM<text:s/>ciclista;</text:p>
      <text:p text:style-name="P11">4.- Obtener el nombre de los<text:s/>ciclistas cuya edad esté entre 20 y 30 años.</text:p>
      <text:p text:style-name="P12">SELECT<text:s/>nombre<text:s/>FROM<text:s/>ciclista<text:s/>WHERE<text:s/>edad between 20 and 30;</text:p>
      <text:p text:style-name="P13">5.- Obtener el nombre de los puertos de 1ª, 2ª o 3ª categoría.</text:p>
      <text:p text:style-name="P14">SELECT<text:s/>nompuerto<text:s/>FROM<text:s/>puerto<text:s/>WHERE<text:s/>categoria=1 or 2 or 3;</text:p>
      <text:p text:style-name="P15">6.- Obtener el nombre de los puertos que no sean de 1ª ni de 3ª categoría.</text:p>
      <text:p text:style-name="P16">SELECT<text:s/>nompuerto<text:s/>FROM<text:s/>puerto<text:s/>WHERE<text:s/>categoria!=1 or 2 or 3;</text:p>
      <text:p text:style-name="P17">7.- Obtener todos los datos de aquellos<text:s/>ciclistas de los que se desconoce su edad.</text:p>
      <text:p text:style-name="P18">SELECT<text:s/>nombre<text:s/>FROM<text:s/>ciclista<text:s/>WHERE<text:s/>edad<text:s/>IS<text:s/>NULL;</text:p>
      <text:p text:style-name="P19">La edad es obligatoria así que no hay ninguna edad que no se sepa</text:p>
      <text:p text:style-name="P20">8.- Obtener todos los datos de aquellos<text:s/>ciclistas de los que se sabe su edad.</text:p>
      <text:p text:style-name="P21">SELECT<text:s/>nombre<text:s/>FROM<text:s/>ciclista<text:s/>WHERE<text:s/>edad<text:s/>IS<text:s/>NOT<text:s/>NULL;</text:p>
      <text:p text:style-name="P22">9.- Obtener el código, el tipo, el color y el premio de todos los maillots que hay.</text:p>
      <text:p text:style-name="P23">SELECT<text:s/>*<text:s/>FROM<text:s/>maillot;</text:p>
      <text:p text:style-name="P24">10.- Obtener el dorsal y el nombre de los<text:s/>ciclistas cuya edad sea menor o igual que 25 años.</text:p>
      <text:p text:style-name="P25">SELECT<text:s/>dorsal, nombre<text:s/>FROM<text:s/>ciclista<text:s/>WHERE<text:s/>edad &lt;=25;</text:p>
      <text:p text:style-name="P26">11.- Obtener el nombre y la altura de todos los puertos de categoría ‘E’ (Especial).</text:p>
      <text:p text:style-name="P27">SELECT<text:s/>nompuerto, altura<text:s/>FROM<text:s/>puerto<text:s/>WHERE<text:s/>categoria<text:s/>LIKE<text:s/>'E';</text:p>
      <text:p text:style-name="P28">12.- Obtener la ciudad de salida y de llegada de aquellas etapas con una<text:s/>distancia<text:s/>superior a 100 kms. e inferior a 200 kms.</text:p>
      <text:p text:style-name="P29">SELECT<text:s/>salida, llegada<text:s/>FROM<text:s/>etapa<text:s/>WHERE<text:s/>km &gt;=100;</text:p>
      <text:p text:style-name="P30"/>
      <text:soft-page-break/>
      <text:p text:style-name="P31">13.- Obtener los nombres de los<text:s/>ciclistas que han ganado puertos de categoría especial (‘E’).</text:p>
      <text:p text:style-name="P32">SELECT<text:s/>nombre<text:s/>FROM<text:s/>ciclista<text:s/>c, puerto p<text:s/>WHERE<text:s/>c.dorsal=p.dorsal AND p.categoria<text:s/>LIKE<text:s/>'E';</text:p>
      <text:p text:style-name="P33">14.- Obtener la ciudad de salida y de llegada de aquellas etapas con puertos de primera categoría.</text:p>
      <text:p text:style-name="P34">SELECT<text:s/>salida, llegada<text:s/>FROM<text:s/>etapa<text:s/>WHERE<text:s/>categoria<text:s/>LIKE<text:s/>“1”;</text:p>
      <text:p text:style-name="P35">15.- Obtener los nombres de los puertos de segunda categoría con una altura superior a 1.500.</text:p>
      <text:p text:style-name="P36">SELECT<text:s/>nompuerto<text:s/>FROM<text:s/>puerto<text:s/>WHERE<text:s/>categoria=2 and altura &gt;=1500;</text:p>
      <text:p text:style-name="P37">16.- Obtener los nombres de los puertos con una altura comprendida entre 1.000 y 1.500 (ambos inclusive) y una pendiente superior a 7.</text:p>
      <text:p text:style-name="P38"><text:span text:style-name="T39">SELECT</text:span><text:span text:style-name="T40"><text:s/>nompuerto<text:s/></text:span><text:span text:style-name="T41">FROM</text:span><text:span text:style-name="T42"><text:s/>puerto<text:s/></text:span><text:span text:style-name="T43">WHERE</text:span><text:span text:style-name="T44"><text:s/>pendiente &gt;7 and altura between 1000 and 1500</text:span><text:span text:style-name="T45">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FreeSans" svg:font-family="FreeSans" style:font-family-generic="swiss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Encabezado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Título2" style:display-name="Título 2" style:family="paragraph" style:parent-style-name="Encabezado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Título3" style:display-name="Título 3" style:family="paragraph" style:parent-style-name="Encabezado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es" fo:country="ES" style:language-complex="ar" style:country-complex="SA" fo:hyphenate="false"/>
    </style:style>
    <style:style style:name="Heading" style:display-name="Heading" style:family="paragraph" style:parent-style-name="Encabezado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Encabezado" style:display-name="Encabezado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Leyenda" style:display-name="Leyend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Índice" style:display-name="Índice" style:family="paragraph" style:parent-style-name="Standard">
      <style:paragraph-properties text:number-lines="false"/>
      <style:text-properties style:font-name-complex="Mangal" fo:hyphenate="false"/>
    </style:style>
    <style:style style:name="Cita" style:display-name="Cita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Subtítulo" style:display-name="Subtítulo" style:family="paragraph" style:parent-style-name="Encabezado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text:list-style style:name="WW8Num1" style:display-name="WW8Num1">
      <text:list-level-style-number text:level="1" style:num-list-format-name="NLF0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list-format-name="NLF0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list-format-name="NLF0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list-format-name="NLF0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list-format-name="NLF0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list-format-name="NLF0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list-format-name="NLF0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list-format-name="NLF0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list-format-name="NLF0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BASE DE DATOS CICLISMO</dc:title>
    <meta:initial-creator>VP</meta:initial-creator>
    <dc:creator>Ruben Santacatalina</dc:creator>
    <meta:creation-date>2016-04-19T09:46:00Z</meta:creation-date>
    <dc:date>2025-07-08T19:44:00Z</dc:date>
    <meta:template xlink:href="Normal.dotm" xlink:type="simple"/>
    <meta:editing-cycles>11</meta:editing-cycles>
    <meta:editing-duration>PT2520S</meta:editing-duration>
    <meta:document-statistic meta:page-count="2" meta:paragraph-count="4" meta:word-count="369" meta:character-count="2399" meta:row-count="16" meta:non-whitespace-character-count="2034"/>
  </office:meta>
</office:document-meta>
</file>